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NamedValueSyncArgumentResolver.resolveName( String name , MethodParameter param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amedValueSyncArgumentResolver.resolveArgumentValue( MethodParameter parameter , BindingContext context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amedValueSyncArgumentResolver.resolveArgument( MethodParameter parameter , BindingContext bindingContext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amedValueSyncArgumentResolver.AbstractNamedValueSyncArgumentResolver( @ Nullable ConfigurableBeanFactory factory , ReactiveAdapt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